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931in" table:align="left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53in"/>
    </style:style>
    <style:style style:name="Table1.F" style:family="table-column">
      <style:table-column-properties style:column-width="0.2819in"/>
    </style:style>
    <style:style style:name="Table1.J" style:family="table-column">
      <style:table-column-properties style:column-width="0.31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  <style:text-properties fo:color="#c9211e" loext:opacity="100%" fo:language="it" fo:country="I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color="#c9211e" loext:opacity="100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Heading_20_2">
      <style:paragraph-properties fo:margin-top="0in" fo:margin-bottom="0.0972in" style:contextual-spacing="false" fo:line-height="115%"/>
    </style:style>
    <style:style style:name="P10" style:family="paragraph" style:parent-style-name="Preformatted_20_Text">
      <style:paragraph-properties fo:margin-top="0in" fo:margin-bottom="0.0972in" style:contextual-spacing="false" fo:line-height="115%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Horizontal_20_Line">
      <style:paragraph-properties fo:margin-top="0in" fo:margin-bottom="0.0972in" style:contextual-spacing="false" fo:line-height="115%"/>
    </style:style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>
      <style:text-properties fo:language="it" fo:country="IT"/>
    </style:style>
    <style:style style:name="T1" style:family="text">
      <style:text-properties officeooo:rsid="000681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lgoritmi e Strutture Dati: </text:span>Tabelle Hash</text:h>
      <text:h text:style-name="P2" text:outline-level="2"><text:span text:style-name="T1">1) </text:span>Concetti Fondamentali</text:h>
      <text:h text:style-name="P3" text:outline-level="3">Funzioni di Accesso</text:h>
      <text:p text:style-name="Text_20_body">Le <text:span text:style-name="Strong_20_Emphasis">funzioni di accesso diretto</text:span> permettono di accedere agli elementi di una tabella associando ogni elemento a una posizione di memoria tramite una funzione basata sulla chiave.</text:p>
      <text:p text:style-name="Text_20_body"><text:span text:style-name="Strong_20_Emphasis">Problema</text:span>: Per chiavi alfanumeriche o numeriche con un dominio molto ampio, creare una funzione biunivoca senza sprechi di memoria è impraticabile.</text:p>
      <text:list text:style-name="L1">
        <text:list-item>
          <text:p text:style-name="P4">Esempio: identificatori Pascal (max 8 caratteri) → 26 × 36^7 possibili valori, ma un programma ne usa solo 200-300. </text:p>
        </text:list-item>
      </text:list>
      <text:h text:style-name="P3" text:outline-level="3">Collisioni</text:h>
      <text:p text:style-name="Text_20_body">Quando chiavi diverse mappano alla stessa posizione si verifica una <text:span text:style-name="Strong_20_Emphasis">collisione</text:span>. Le chiavi che collidono si chiamano <text:span text:style-name="Strong_20_Emphasis">sinonimi</text:span>.</text:p>
      <text:p text:style-name="Text_20_body"><text:span text:style-name="Strong_20_Emphasis">Due problemi da risolvere:</text:span></text:p>
      <text:list text:style-name="L2">
        <text:list-item>
          <text:p text:style-name="P5">Determinare una funzione hash che riduca le collisioni </text:p>
        </text:list-item>
        <text:list-item>
          <text:p text:style-name="P6">Gestire le collisioni quando si verificano </text:p>
        </text:list-item>
      </text:list>
      <text:h text:style-name="P2" text:outline-level="2"><text:span text:style-name="T1">2) </text:span>Funzioni Hash</text:h>
      <text:p text:style-name="Text_20_body">Una <text:span text:style-name="Strong_20_Emphasis">funzione hash</text:span> distribuisce gli indirizzi calcolati uniformemente su tutto lo spazio disponibile per minimizzare le collisioni.</text:p>
      <text:h text:style-name="P3" text:outline-level="3">Metodi Classici</text:h>
      <text:p text:style-name="Text_20_body">Data una tabella con <text:span text:style-name="Strong_20_Emphasis">p</text:span> posizioni e <text:span text:style-name="Strong_20_Emphasis">k</text:span> = rappresentazione binaria della chiave:</text:p>
      <text:list text:style-name="L3">
        <text:list-item>
          <text:p text:style-name="P7"><text:span text:style-name="Strong_20_Emphasis">Metodo del Quadrato Centrale</text:span></text:p>
          <text:list>
            <text:list-item>
              <text:p text:style-name="P8">Calcola k² </text:p>
            </text:list-item>
            <text:list-item>
              <text:p text:style-name="P8">Estrae m bit centrali (dove m = log p) </text:p>
            </text:list-item>
            <text:list-item>
              <text:p text:style-name="P8">Conviene porre p = 2^m </text:p>
            </text:list-item>
          </text:list>
        </text:list-item>
        <text:list-item>
          <text:p text:style-name="P7"><text:span text:style-name="Strong_20_Emphasis">Metodo dell'Avvolgimento</text:span></text:p>
          <text:list>
            <text:list-item>
              <text:p text:style-name="P8">Spezza k in segmenti di m bit </text:p>
            </text:list-item>
            <text:list-item>
              <text:p text:style-name="P8">Somma i segmenti </text:p>
            </text:list-item>
            <text:list-item>
              <text:p text:style-name="P8">Prende gli m bit meno significativi </text:p>
            </text:list-item>
          </text:list>
        </text:list-item>
        <text:list-item>
          <text:p text:style-name="P7"><text:span text:style-name="Strong_20_Emphasis">Metodo del Modulo</text:span> (più comune)</text:p>
          <text:list>
            <text:list-item>
              <text:p text:style-name="P8">Indirizzo = k mod p </text:p>
            </text:list-item>
            <text:list-item>
              <text:p text:style-name="P8">Restituisce valori tra 0 e p-1 </text:p>
            </text:list-item>
            <text:list-item>
              <text:p text:style-name="P7"><text:span text:style-name="Strong_20_Emphasis">p dovrebbe essere dispari, meglio se primo</text:span> </text:p>
            </text:list-item>
          </text:list>
        </text:list-item>
      </text:list>
      <text:h text:style-name="P9" text:outline-level="2"><text:soft-page-break/>Implementazione in C++</text:h>
      <text:h text:style-name="P3" text:outline-level="3">Funzione Hash per Stringhe</text:h>
      <text:p text:style-name="P10"><text:span text:style-name="Source_20_Text">#include &lt;string&gt;</text:span></text:p>
      <text:p text:style-name="P10"><text:span text:style-name="Source_20_Text">#include &lt;limits&gt;</text:span></text:p>
      <text:p text:style-name="P10"><text:span text:style-name="Source_20_Text">typedef unsigned long int card;</text:span></text:p>
      <text:p text:style-name="P10"/>
      <text:p text:style-name="P10"><text:span text:style-name="Source_20_Text">card stringaHash(char * s) {</text:span></text:p>
      <text:p text:style-name="P10"><text:span text:style-name="Source_20_Text"><text:s text:c="4"/>long int nMax = numeric_limits&lt;long int&gt;::max(); // 4294967295</text:span></text:p>
      <text:p text:style-name="P10"><text:span text:style-name="Source_20_Text"><text:s text:c="4"/>card C = 0;</text:span></text:p>
      <text:p text:style-name="P10"><text:span text:style-name="Source_20_Text"><text:s text:c="4"/>for (card i = 1; i &lt;= strlen(s); i++)</text:span></text:p>
      <text:p text:style-name="P10"><text:span text:style-name="Source_20_Text"><text:s text:c="8"/>C = (C + s[i]) % nMax;</text:span></text:p>
      <text:p text:style-name="P10"><text:span text:style-name="Source_20_Text"><text:s text:c="4"/>return C;</text:span></text:p>
      <text:p text:style-name="P10"><text:span text:style-name="Source_20_Text">}</text:span></text:p>
      <text:p text:style-name="Text_20_body"><text:span text:style-name="Strong_20_Emphasis">Complessità</text:span>: O(1) assumendo lunghezza costante della stringa</text:p>
      <text:h text:style-name="P3" text:outline-level="3">Funzione Modulo Hash</text:h>
      <text:p text:style-name="P10"><text:span text:style-name="Source_20_Text">inline card moduloHash(card k, card p) {</text:span></text:p>
      <text:p text:style-name="P10"><text:span text:style-name="Source_20_Text"><text:s text:c="4"/>return (k % p) + 1;</text:span></text:p>
      <text:p text:style-name="P10"><text:span text:style-name="Source_20_Text">}</text:span></text:p>
      <text:p text:style-name="Text_20_body"><text:span text:style-name="Strong_20_Emphasis">Complessità</text:span>: O(1)</text:p>
      <text:h text:style-name="P9" text:outline-level="2">Gestione delle Collisioni</text:h>
      <text:p text:style-name="Text_20_body"><text:span text:style-name="Strong_20_Emphasis">Tecnica utilizzata</text:span>: <text:span text:style-name="Strong_20_Emphasis">Concatenamento (chaining)</text:span></text:p>
      <text:list text:style-name="L4">
        <text:list-item>
          <text:p text:style-name="P11">Ogni entrata della tabella ha una lista che collega i sinonimi (catena di overflow) </text:p>
        </text:list-item>
        <text:list-item>
          <text:p text:style-name="P12">La tabella è organizzata come vettore di liste </text:p>
        </text:list-item>
      </text:list>
      <text:h text:style-name="P9" text:outline-level="2">Classe HashTable</text:h>
      <text:h text:style-name="P3" text:outline-level="3">Struttura Base</text:h>
      <text:p text:style-name="P10"><text:span text:style-name="Source_20_Text">template &lt;typename T&gt;</text:span></text:p>
      <text:p text:style-name="P10"><text:span text:style-name="Source_20_Text">class ChiaveHash {</text:span></text:p>
      <text:p text:style-name="P10"><text:span text:style-name="Source_20_Text">public:</text:span></text:p>
      <text:p text:style-name="P10"><text:span text:style-name="Source_20_Text"><text:s text:c="4"/>ChiaveHash() {}</text:span></text:p>
      <text:p text:style-name="P10"><text:span text:style-name="Source_20_Text"><text:s text:c="4"/>virtual unsigned long hash(const T&amp; a) = 0;</text:span></text:p>
      <text:p text:style-name="P10"><text:span text:style-name="Source_20_Text"><text:s text:c="4"/>virtual bool equivalenti(const T&amp; a1, const T&amp; a2) = 0;</text:span></text:p>
      <text:p text:style-name="P10"><text:span text:style-name="Source_20_Text">};</text:span></text:p>
      <text:h text:style-name="P3" text:outline-level="3"><text:soft-page-break/>Implementazione Completa</text:h>
      <text:p text:style-name="P10"><text:span text:style-name="Source_20_Text">template &lt;typename T&gt;</text:span></text:p>
      <text:p text:style-name="P10"><text:span text:style-name="Source_20_Text">class HashTable {</text:span></text:p>
      <text:p text:style-name="P10"><text:span text:style-name="Source_20_Text">protected:</text:span></text:p>
      <text:p text:style-name="P10"><text:span text:style-name="Source_20_Text"><text:s text:c="4"/>ChiaveHash&lt;T&gt;&amp; key;</text:span></text:p>
      <text:p text:style-name="P10"><text:span text:style-name="Source_20_Text"><text:s text:c="4"/>unsigned long nElementi;</text:span></text:p>
      <text:p text:style-name="P10"><text:span text:style-name="Source_20_Text"><text:s text:c="4"/>vector&lt;list&lt;T&gt;&gt; table; <text:s/>// ogni cella è un bucket (lista)</text:span></text:p>
      <text:p text:style-name="P10"/>
      <text:p text:style-name="P10"><text:span text:style-name="Source_20_Text">public:</text:span></text:p>
      <text:p text:style-name="P10"><text:span text:style-name="Source_20_Text"><text:s text:c="4"/>HashTable(const size_t&amp; tableSize, ChiaveHash&lt;T&gt;&amp; k):</text:span></text:p>
      <text:p text:style-name="P10"><text:span text:style-name="Source_20_Text"><text:s text:c="8"/>table(tableSize), key(k), nElementi(0) {};</text:span></text:p>
      <text:p text:style-name="P10"><text:span text:style-name="Source_20_Text"><text:s text:c="4"/></text:span></text:p>
      <text:p text:style-name="P10"><text:span text:style-name="Source_20_Text"><text:s text:c="4"/>size_t nCelle() const { return table.size(); }</text:span></text:p>
      <text:p text:style-name="P10"><text:span text:style-name="Source_20_Text"><text:s text:c="4"/>unsigned n() const { return nElementi; }</text:span></text:p>
      <text:p text:style-name="P10"><text:span text:style-name="Source_20_Text"><text:s text:c="4"/></text:span></text:p>
      <text:p text:style-name="P10"><text:span text:style-name="Source_20_Text"><text:s text:c="4"/>// Inserimento</text:span></text:p>
      <text:p text:style-name="P10"><text:span text:style-name="Source_20_Text"><text:s text:c="4"/>bool ins(T&amp; a) {</text:span></text:p>
      <text:p text:style-name="P10"><text:span text:style-name="Source_20_Text"><text:s text:c="8"/>unsigned long i = key.hash(a) % this-&gt;nCelle();</text:span></text:p>
      <text:p text:style-name="P10"><text:span text:style-name="Source_20_Text"><text:s text:c="8"/>bool found = this-&gt;cerca(a);</text:span></text:p>
      <text:p text:style-name="P10"><text:span text:style-name="Source_20_Text"><text:s text:c="8"/>if (!found) {</text:span></text:p>
      <text:p text:style-name="P10"><text:span text:style-name="Source_20_Text"><text:s text:c="12"/>table.at(i).push_back(a);</text:span></text:p>
      <text:p text:style-name="P10"><text:span text:style-name="Source_20_Text"><text:s text:c="12"/>this-&gt;nElementi++;</text:span></text:p>
      <text:p text:style-name="P10"><text:span text:style-name="Source_20_Text"><text:s text:c="12"/>return true;</text:span></text:p>
      <text:p text:style-name="P10"><text:span text:style-name="Source_20_Text"><text:s text:c="8"/>}</text:span></text:p>
      <text:p text:style-name="P10"><text:span text:style-name="Source_20_Text"><text:s text:c="8"/>return false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// Cancellazione</text:span></text:p>
      <text:p text:style-name="P10"><text:span text:style-name="Source_20_Text"><text:s text:c="4"/>bool canc(T&amp; a) {</text:span></text:p>
      <text:p text:style-name="P10"><text:span text:style-name="Source_20_Text"><text:s text:c="8"/>unsigned long i = key.hash(a) % this-&gt;nCelle();</text:span></text:p>
      <text:p text:style-name="P10"><text:span text:style-name="Source_20_Text"><text:s text:c="8"/>auto compare = [a, this](T&amp; element) </text:span></text:p>
      <text:p text:style-name="P10"><text:span text:style-name="Source_20_Text"><text:s text:c="12"/>{ return this-&gt;key.equivalenti(element, a); };</text:span></text:p>
      <text:p text:style-name="P10"><text:span text:style-name="Source_20_Text"><text:s text:c="8"/>auto removed = std::remove_if(table.at(i).begin(), </text:span></text:p>
      <text:p text:style-name="P10"><text:span text:style-name="Source_20_Text"><text:s text:c="38"/>table.at(i).end(), compare);</text:span></text:p>
      <text:p text:style-name="P10"><text:span text:style-name="Source_20_Text"><text:s text:c="8"/>if (removed) {</text:span></text:p>
      <text:p text:style-name="P10"><text:span text:style-name="Source_20_Text"><text:s text:c="12"/>this-&gt;nElementi--;</text:span></text:p>
      <text:p text:style-name="P10"><text:soft-page-break/><text:span text:style-name="Source_20_Text"><text:s text:c="12"/>return true;</text:span></text:p>
      <text:p text:style-name="P10"><text:span text:style-name="Source_20_Text"><text:s text:c="8"/>}</text:span></text:p>
      <text:p text:style-name="P10"><text:span text:style-name="Source_20_Text"><text:s text:c="8"/>return false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// Ricerca</text:span></text:p>
      <text:p text:style-name="P10"><text:span text:style-name="Source_20_Text"><text:s text:c="4"/>bool cerca(T&amp; a) {</text:span></text:p>
      <text:p text:style-name="P10"><text:span text:style-name="Source_20_Text"><text:s text:c="8"/>unsigned long i = key.hash(a) % this-&gt;nCelle();</text:span></text:p>
      <text:p text:style-name="P10"><text:span text:style-name="Source_20_Text"><text:s text:c="8"/>auto compare = [a, this](T&amp; element) </text:span></text:p>
      <text:p text:style-name="P10"><text:span text:style-name="Source_20_Text"><text:s text:c="12"/>{ return this-&gt;key.equivalenti(element, a); };</text:span></text:p>
      <text:p text:style-name="P10"><text:span text:style-name="Source_20_Text"><text:s text:c="8"/>auto found = std::find_if(table.at(i).begin(), </text:span></text:p>
      <text:p text:style-name="P10"><text:span text:style-name="Source_20_Text"><text:s text:c="34"/>table.at(i).end(), compare);</text:span></text:p>
      <text:p text:style-name="P10"><text:span text:style-name="Source_20_Text"><text:s text:c="8"/>if (found != table.at(i).end()) {</text:span></text:p>
      <text:p text:style-name="P10"><text:span text:style-name="Source_20_Text"><text:s text:c="12"/>a = *found;</text:span></text:p>
      <text:p text:style-name="P10"><text:span text:style-name="Source_20_Text"><text:s text:c="12"/>return true;</text:span></text:p>
      <text:p text:style-name="P10"><text:span text:style-name="Source_20_Text"><text:s text:c="8"/>}</text:span></text:p>
      <text:p text:style-name="P10"><text:span text:style-name="Source_20_Text"><text:s text:c="8"/>return false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// Svuota tabella</text:span></text:p>
      <text:p text:style-name="P10"><text:span text:style-name="Source_20_Text"><text:s text:c="4"/>void svuota() {</text:span></text:p>
      <text:p text:style-name="P10"><text:span text:style-name="Source_20_Text"><text:s text:c="8"/>for (auto&amp; x: table)</text:span></text:p>
      <text:p text:style-name="P10"><text:span text:style-name="Source_20_Text"><text:s text:c="12"/>x.clear();</text:span></text:p>
      <text:p text:style-name="P10"><text:span text:style-name="Source_20_Text"><text:s text:c="8"/>this-&gt;nElementi = 0;</text:span></text:p>
      <text:p text:style-name="P10"><text:span text:style-name="Source_20_Text"><text:s text:c="4"/>}</text:span></text:p>
      <text:p text:style-name="P10"><text:span text:style-name="Source_20_Text">};</text:span></text:p>
      <text:h text:style-name="P9" text:outline-level="2">Analisi di Complessità</text:h>
      <text:h text:style-name="P3" text:outline-level="3">Complessità delle Operazioni</text:h>
      <text:list text:style-name="L5">
        <text:list-item>
          <text:p text:style-name="P13"><text:span text:style-name="Strong_20_Emphasis">svuota()</text:span>: Θ(n) </text:p>
        </text:list-item>
        <text:list-item>
          <text:p text:style-name="P13"><text:span text:style-name="Strong_20_Emphasis">cerca(), ins(), canc()</text:span>: </text:p>
          <text:list>
            <text:list-item>
              <text:p text:style-name="P13">Caso migliore: O(1) </text:p>
            </text:list-item>
            <text:list-item>
              <text:p text:style-name="P13">Caso peggiore: O(n) </text:p>
            </text:list-item>
            <text:list-item>
              <text:p text:style-name="P14"><text:span text:style-name="Strong_20_Emphasis">Caso medio</text:span>: O(1) per fc &lt; 0.9 </text:p>
            </text:list-item>
          </text:list>
        </text:list-item>
      </text:list>
      <text:h text:style-name="P3" text:outline-level="3">Fattore di Caricamento (fc = n/nCelle)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B" table:number-columns-repeated="3"/>
        <table:table-column table:style-name="Table1.J"/>
        <table:table-header-rows>
          <table:table-row>
            <table:table-cell table:style-name="Table1.A1" office:value-type="string">
              <text:p text:style-name="Table_20_Heading">fc</text:p>
            </table:table-cell>
            <table:table-cell table:style-name="Table1.A1" office:value-type="string">
              <text:p text:style-name="Table_20_Heading">0.2</text:p>
            </table:table-cell>
            <table:table-cell table:style-name="Table1.A1" office:value-type="string">
              <text:p text:style-name="Table_20_Heading">0.5</text:p>
            </table:table-cell>
            <table:table-cell table:style-name="Table1.A1" office:value-type="string">
              <text:p text:style-name="Table_20_Heading">0.7</text:p>
            </table:table-cell>
            <table:table-cell table:style-name="Table1.A1" office:value-type="string">
              <text:p text:style-name="Table_20_Heading">0.9</text:p>
            </table:table-cell>
            <table:table-cell table:style-name="Table1.A1" office:value-type="string">
              <text:p text:style-name="Table_20_Heading">1.0</text:p>
            </table:table-cell>
            <table:table-cell table:style-name="Table1.A1" office:value-type="string">
              <text:p text:style-name="Table_20_Heading">1.1</text:p>
            </table:table-cell>
            <table:table-cell table:style-name="Table1.A1" office:value-type="string">
              <text:p text:style-name="Table_20_Heading">1.5</text:p>
            </table:table-cell>
            <table:table-cell table:style-name="Table1.A1" office:value-type="string">
              <text:p text:style-name="Table_20_Heading">2.0</text:p>
            </table:table-cell>
            <table:table-cell table:style-name="Table1.A1" office:value-type="string">
              <text:p text:style-name="Table_20_Heading">3.0</text:p>
            </table:table-cell>
          </table:table-row>
        </table:table-header-rows>
        <table:table-row>
          <table:table-cell table:style-name="Table1.A1" office:value-type="string">
            <text:p text:style-name="Table_20_Contents">na</text:p>
          </table:table-cell>
          <table:table-cell table:style-name="Table1.A1" office:value-type="string">
            <text:p text:style-name="Table_20_Contents">1.10</text:p>
          </table:table-cell>
          <table:table-cell table:style-name="Table1.A1" office:value-type="string">
            <text:p text:style-name="Table_20_Contents">1.25</text:p>
          </table:table-cell>
          <table:table-cell table:style-name="Table1.A1" office:value-type="string">
            <text:p text:style-name="Table_20_Contents">1.35</text:p>
          </table:table-cell>
          <table:table-cell table:style-name="Table1.A1" office:value-type="string">
            <text:p text:style-name="Table_20_Contents">1.45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1.55</text:p>
          </table:table-cell>
          <table:table-cell table:style-name="Table1.A1" office:value-type="string">
            <text:p text:style-name="Table_20_Contents">1.75</text:p>
          </table:table-cell>
          <table:table-cell table:style-name="Table1.A1" office:value-type="string">
            <text:p text:style-name="Table_20_Contents">2.00</text:p>
          </table:table-cell>
          <table:table-cell table:style-name="Table1.A1" office:value-type="string">
            <text:p text:style-name="Table_20_Contents">2.5</text:p>
          </table:table-cell>
        </table:table-row>
      </table:table>
      <text:p text:style-name="Text_20_body"><text:soft-page-break/><text:span text:style-name="Strong_20_Emphasis">na</text:span> = numero medio di accessi per ricerca con successo</text:p>
      <text:p text:style-name="Text_20_body"><text:span text:style-name="Strong_20_Emphasis">Conclusione</text:span>: Per fc &lt; 0.9, il numero di accessi è &lt; 1.5 → <text:span text:style-name="Strong_20_Emphasis">complessità media costante</text:span></text:p>
      <text:h text:style-name="P9" text:outline-level="2">Esempio: Classe VoceRubrica</text:h>
      <text:p text:style-name="P10"><text:span text:style-name="Source_20_Text">class VoceRubrica {</text:span></text:p>
      <text:p text:style-name="P10"><text:span text:style-name="Source_20_Text">private:</text:span></text:p>
      <text:p text:style-name="P10"><text:span text:style-name="Source_20_Text"><text:s text:c="4"/>string cognome;</text:span></text:p>
      <text:p text:style-name="P10"><text:span text:style-name="Source_20_Text"><text:s text:c="4"/>string nome;</text:span></text:p>
      <text:p text:style-name="P10"><text:span text:style-name="Source_20_Text"><text:s text:c="4"/>string numeroTelefonico;</text:span></text:p>
      <text:p text:style-name="P10"/>
      <text:p text:style-name="P10"><text:span text:style-name="Source_20_Text">public:</text:span></text:p>
      <text:p text:style-name="P10"><text:span text:style-name="Source_20_Text"><text:s text:c="4"/>VoceRubrica() {};</text:span></text:p>
      <text:p text:style-name="P10"><text:span text:style-name="Source_20_Text"><text:s text:c="4"/>VoceRubrica(const string&amp; c, const string&amp; n, const string&amp; nt) :</text:span></text:p>
      <text:p text:style-name="P10"><text:span text:style-name="Source_20_Text"><text:s text:c="8"/>cognome(c), nome(n), numeroTelefonico(nt) {};</text:span></text:p>
      <text:p text:style-name="P10"><text:span text:style-name="Source_20_Text"><text:s text:c="4"/></text:span></text:p>
      <text:p text:style-name="P10"><text:span text:style-name="Source_20_Text"><text:s text:c="4"/>const string&amp; getCognome() const { return this-&gt;cognome; }</text:span></text:p>
      <text:p text:style-name="P10"><text:span text:style-name="Source_20_Text"><text:s text:c="4"/>const string&amp; getNome() const { return this-&gt;nome; }</text:span></text:p>
      <text:p text:style-name="P10"><text:span text:style-name="Source_20_Text"><text:s text:c="4"/>const string&amp; getNumeroTelefonico() const { return this-&gt;numeroTelefonico; }</text:span></text:p>
      <text:p text:style-name="P10"><text:span text:style-name="Source_20_Text"><text:s text:c="4"/></text:span></text:p>
      <text:p text:style-name="P10"><text:span text:style-name="Source_20_Text"><text:s text:c="4"/>void setCognome(const string&amp; cognome) { this-&gt;cognome = cognome; }</text:span></text:p>
      <text:p text:style-name="P10"><text:span text:style-name="Source_20_Text"><text:s text:c="4"/>void setNome(const string&amp; nome) { this-&gt;nome = nome; }</text:span></text:p>
      <text:p text:style-name="P10"><text:span text:style-name="Source_20_Text"><text:s text:c="4"/>void setNumeroTelefonico(const string&amp; nt) </text:span></text:p>
      <text:p text:style-name="P10"><text:span text:style-name="Source_20_Text"><text:s text:c="8"/>{ this-&gt;numeroTelefonico = nt; }</text:span></text:p>
      <text:p text:style-name="P10"><text:span text:style-name="Source_20_Text"><text:s text:c="4"/></text:span></text:p>
      <text:p text:style-name="P10"><text:span text:style-name="Source_20_Text"><text:s text:c="4"/>friend ostream&amp; operator&lt;&lt;(ostream&amp; out, const VoceRubrica&amp; vr) {</text:span></text:p>
      <text:p text:style-name="P10"><text:span text:style-name="Source_20_Text"><text:s text:c="8"/>out &lt;&lt; vr.cognome &lt;&lt; ", " &lt;&lt; vr.nome &lt;&lt; ", " &lt;&lt; vr.numeroTelefonico;</text:span></text:p>
      <text:p text:style-name="P10"><text:span text:style-name="Source_20_Text"><text:s text:c="8"/>return out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friend istream&amp; operator&gt;&gt;(istream&amp; in, VoceRubrica&amp; vr) {</text:span></text:p>
      <text:p text:style-name="P10"><text:span text:style-name="Source_20_Text"><text:s text:c="8"/>string cognome, nome, numeroTelefonico;</text:span></text:p>
      <text:p text:style-name="P10"><text:span text:style-name="Source_20_Text"><text:s text:c="8"/>in &gt;&gt; cognome &gt;&gt; nome &gt;&gt; numeroTelefonico;</text:span></text:p>
      <text:p text:style-name="P10"><text:span text:style-name="Source_20_Text"><text:s text:c="8"/>vr.setCognome(cognome);</text:span></text:p>
      <text:p text:style-name="P10"><text:span text:style-name="Source_20_Text"><text:s text:c="8"/>vr.setNome(nome);</text:span></text:p>
      <text:p text:style-name="P10"><text:span text:style-name="Source_20_Text"><text:s text:c="8"/>vr.setNumeroTelefonico(numeroTelefonico);</text:span></text:p>
      <text:p text:style-name="P10"><text:span text:style-name="Source_20_Text"><text:s text:c="8"/>return in;</text:span></text:p>
      <text:p text:style-name="P10"><text:soft-page-break/><text:span text:style-name="Source_20_Text"><text:s text:c="4"/>}</text:span></text:p>
      <text:p text:style-name="P10"><text:span text:style-name="Source_20_Text">};</text:span></text:p>
      <text:h text:style-name="P3" text:outline-level="3">Chiave Hash Personalizzata</text:h>
      <text:p text:style-name="P10"><text:span text:style-name="Source_20_Text">unsigned long string2hash(const string s) {</text:span></text:p>
      <text:p text:style-name="P10"><text:span text:style-name="Source_20_Text"><text:s text:c="4"/>long int nMax = numeric_limits&lt;long int&gt;::max();</text:span></text:p>
      <text:p text:style-name="P10"><text:span text:style-name="Source_20_Text"><text:s text:c="4"/>unsigned C = 0;</text:span></text:p>
      <text:p text:style-name="P10"><text:span text:style-name="Source_20_Text"><text:s text:c="4"/>for (unsigned i = 1; i &lt;= s.size(); i++)</text:span></text:p>
      <text:p text:style-name="P10"><text:span text:style-name="Source_20_Text"><text:s text:c="8"/>C = (C + s[i]) % nMax;</text:span></text:p>
      <text:p text:style-name="P10"><text:span text:style-name="Source_20_Text"><text:s text:c="4"/>return C;</text:span></text:p>
      <text:p text:style-name="P10"><text:span text:style-name="Source_20_Text">}</text:span></text:p>
      <text:p text:style-name="P10"/>
      <text:p text:style-name="P10"><text:span text:style-name="Source_20_Text">class HashVoceRubricaCognome : public ChiaveHash&lt;VoceRubrica&gt; {</text:span></text:p>
      <text:p text:style-name="P10"><text:span text:style-name="Source_20_Text">public:</text:span></text:p>
      <text:p text:style-name="P10"><text:span text:style-name="Source_20_Text"><text:s text:c="4"/>unsigned long hash(const VoceRubrica&amp; vr) {</text:span></text:p>
      <text:p text:style-name="P10"><text:span text:style-name="Source_20_Text"><text:s text:c="8"/>return string2hash(vr.getCognome())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bool equivalenti(const VoceRubrica&amp; vr1, const VoceRubrica&amp; vr2) {</text:span></text:p>
      <text:p text:style-name="P10"><text:span text:style-name="Source_20_Text"><text:s text:c="8"/>return vr1.getCognome() == vr2.getCognome();</text:span></text:p>
      <text:p text:style-name="P10"><text:span text:style-name="Source_20_Text"><text:s text:c="4"/>}</text:span></text:p>
      <text:p text:style-name="P10"><text:span text:style-name="Source_20_Text">};</text:span></text:p>
      <text:h text:style-name="P9" text:outline-level="2">Esempio d'Uso: Main 1</text:h>
      <text:p text:style-name="P10"><text:span text:style-name="Source_20_Text">int main() {</text:span></text:p>
      <text:p text:style-name="P10"><text:span text:style-name="Source_20_Text"><text:s text:c="4"/>// (1) Creare tabella hash</text:span></text:p>
      <text:p text:style-name="P10"><text:span text:style-name="Source_20_Text"><text:s text:c="4"/>HashVoceRubricaCognome key;</text:span></text:p>
      <text:p text:style-name="P10"><text:span text:style-name="Source_20_Text"><text:s text:c="4"/>HashTable&lt;VoceRubrica&gt; ht(10, key);</text:span></text:p>
      <text:p text:style-name="P10"><text:span text:style-name="Source_20_Text"><text:s text:c="4"/></text:span></text:p>
      <text:p text:style-name="P10"><text:span text:style-name="Source_20_Text"><text:s text:c="4"/>// (2) Leggere 4 voci</text:span></text:p>
      <text:p text:style-name="P10"><text:span text:style-name="Source_20_Text"><text:s text:c="4"/>for (unsigned i = 0; i &lt; 4; ++i) {</text:span></text:p>
      <text:p text:style-name="P10"><text:span text:style-name="Source_20_Text"><text:s text:c="8"/>cout &lt;&lt; "Inserisci una VoceRubrica:" &lt;&lt; '\n';</text:span></text:p>
      <text:p text:style-name="P10"><text:span text:style-name="Source_20_Text"><text:s text:c="8"/>VoceRubrica vr;</text:span></text:p>
      <text:p text:style-name="P10"><text:span text:style-name="Source_20_Text"><text:s text:c="8"/>cin &gt;&gt; vr;</text:span></text:p>
      <text:p text:style-name="P10"><text:span text:style-name="Source_20_Text"><text:s text:c="8"/>ht.ins(vr);</text:span></text:p>
      <text:p text:style-name="P10"><text:span text:style-name="Source_20_Text"><text:s text:c="4"/>}</text:span></text:p>
      <text:p text:style-name="P10"><text:span text:style-name="Source_20_Text"><text:s text:c="4"/>cout &lt;&lt; "Numero di elementi: " &lt;&lt; ht.n() &lt;&lt; '\n';</text:span></text:p>
      <text:p text:style-name="P10"><text:soft-page-break/><text:span text:style-name="Source_20_Text"><text:s text:c="4"/></text:span></text:p>
      <text:p text:style-name="P10"><text:span text:style-name="Source_20_Text"><text:s text:c="4"/>// (3) Ricerca per cognome</text:span></text:p>
      <text:p text:style-name="P10"><text:span text:style-name="Source_20_Text"><text:s text:c="4"/>string cognome;</text:span></text:p>
      <text:p text:style-name="P10"><text:span text:style-name="Source_20_Text"><text:s text:c="4"/>cout &lt;&lt; "Cognome da cercare: ";</text:span></text:p>
      <text:p text:style-name="P10"><text:span text:style-name="Source_20_Text"><text:s text:c="4"/>cin &gt;&gt; cognome;</text:span></text:p>
      <text:p text:style-name="P10"><text:span text:style-name="Source_20_Text"><text:s text:c="4"/></text:span></text:p>
      <text:p text:style-name="P10"><text:span text:style-name="Source_20_Text"><text:s text:c="4"/>VoceRubrica daCercare;</text:span></text:p>
      <text:p text:style-name="P10"><text:span text:style-name="Source_20_Text"><text:s text:c="4"/>daCercare.setCognome(cognome);</text:span></text:p>
      <text:p text:style-name="P10"><text:span text:style-name="Source_20_Text"><text:s text:c="4"/></text:span></text:p>
      <text:p text:style-name="P10"><text:span text:style-name="Source_20_Text"><text:s text:c="4"/>if (ht.cerca(daCercare)) {</text:span></text:p>
      <text:p text:style-name="P10"><text:span text:style-name="Source_20_Text"><text:s text:c="8"/>cout &lt;&lt; "Trovato!" &lt;&lt; '\n' &lt;&lt; daCercare &lt;&lt; '\n';</text:span></text:p>
      <text:p text:style-name="P10"><text:span text:style-name="Source_20_Text"><text:s text:c="4"/>} else {</text:span></text:p>
      <text:p text:style-name="P10"><text:span text:style-name="Source_20_Text"><text:s text:c="8"/>cout &lt;&lt; "Non trovato :(" &lt;&lt; '\n'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return 0;</text:span></text:p>
      <text:p text:style-name="P10"><text:span text:style-name="Source_20_Text">}</text:span></text:p>
      <text:h text:style-name="P9" text:outline-level="2">Esempio d'Uso: Main 2 (Doppia Indicizzazione)</text:h>
      <text:p text:style-name="P10"><text:span text:style-name="Source_20_Text">using CoppiaSI = pair&lt;string, unsigned&gt;;</text:span></text:p>
      <text:p text:style-name="P10"/>
      <text:p text:style-name="P10"><text:span text:style-name="Source_20_Text">class HashCoppiaSI : public ChiaveHash&lt;CoppiaSI&gt; {</text:span></text:p>
      <text:p text:style-name="P10"><text:span text:style-name="Source_20_Text"><text:s text:c="4"/>unsigned long hash(const CoppiaSI&amp; c) { return string2hash(c.first); }</text:span></text:p>
      <text:p text:style-name="P10"><text:span text:style-name="Source_20_Text"><text:s text:c="4"/>bool equivalenti(const CoppiaSI&amp; c1, const CoppiaSI&amp; c2)</text:span></text:p>
      <text:p text:style-name="P10"><text:span text:style-name="Source_20_Text"><text:s text:c="8"/>{ return c1.first == c2.first; }</text:span></text:p>
      <text:p text:style-name="P10"><text:span text:style-name="Source_20_Text">};</text:span></text:p>
      <text:p text:style-name="P10"/>
      <text:p text:style-name="P10"><text:span text:style-name="Source_20_Text">int main() {</text:span></text:p>
      <text:p text:style-name="P10"><text:span text:style-name="Source_20_Text"><text:s text:c="4"/>// (1) Leggere voci in vettore</text:span></text:p>
      <text:p text:style-name="P10"><text:span text:style-name="Source_20_Text"><text:s text:c="4"/>vector&lt;VoceRubrica&gt; v(4);</text:span></text:p>
      <text:p text:style-name="P10"><text:span text:style-name="Source_20_Text"><text:s text:c="4"/>for (unsigned i = 0; i &lt; 4; ++i) {</text:span></text:p>
      <text:p text:style-name="P10"><text:span text:style-name="Source_20_Text"><text:s text:c="8"/>cout &lt;&lt; "Inserisci una VoceRubrica:" &lt;&lt; '\n';</text:span></text:p>
      <text:p text:style-name="P10"><text:span text:style-name="Source_20_Text"><text:s text:c="8"/>cin &gt;&gt; v[i]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// (2) Creare due tabelle hash</text:span></text:p>
      <text:p text:style-name="P10"><text:span text:style-name="Source_20_Text"><text:s text:c="4"/>HashCoppiaSI key;</text:span></text:p>
      <text:p text:style-name="P10"><text:soft-page-break/><text:span text:style-name="Source_20_Text"><text:s text:c="4"/>HashTable&lt;CoppiaSI&gt; ht1(10, key); <text:s/>// cognome → indice</text:span></text:p>
      <text:p text:style-name="P10"><text:span text:style-name="Source_20_Text"><text:s text:c="4"/>HashTable&lt;CoppiaSI&gt; ht2(10, key); <text:s/>// numero → indice</text:span></text:p>
      <text:p text:style-name="P10"><text:span text:style-name="Source_20_Text"><text:s text:c="4"/></text:span></text:p>
      <text:p text:style-name="P10"><text:span text:style-name="Source_20_Text"><text:s text:c="4"/>for (unsigned i = 0; i &lt; v.size(); ++i) {</text:span></text:p>
      <text:p text:style-name="P10"><text:span text:style-name="Source_20_Text"><text:s text:c="8"/>CoppiaSI c1(v[i].getCognome(), i);</text:span></text:p>
      <text:p text:style-name="P10"><text:span text:style-name="Source_20_Text"><text:s text:c="8"/>CoppiaSI c2(v[i].getNumeroTelefonico(), i);</text:span></text:p>
      <text:p text:style-name="P10"><text:span text:style-name="Source_20_Text"><text:s text:c="8"/>ht1.ins(c1);</text:span></text:p>
      <text:p text:style-name="P10"><text:span text:style-name="Source_20_Text"><text:s text:c="8"/>ht2.ins(c2)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// (3) Ricerca</text:span></text:p>
      <text:p text:style-name="P10"><text:span text:style-name="Source_20_Text"><text:s text:c="4"/>string cognome, numeroTelefonico;</text:span></text:p>
      <text:p text:style-name="P10"><text:span text:style-name="Source_20_Text"><text:s text:c="4"/>cout &lt;&lt; "Cognome da cercare: "; cin &gt;&gt; cognome;</text:span></text:p>
      <text:p text:style-name="P10"><text:span text:style-name="Source_20_Text"><text:s text:c="4"/>cout &lt;&lt; "Numero telefonico da cercare: "; cin &gt;&gt; numeroTelefonico;</text:span></text:p>
      <text:p text:style-name="P10"><text:span text:style-name="Source_20_Text"><text:s text:c="4"/></text:span></text:p>
      <text:p text:style-name="P10"><text:span text:style-name="Source_20_Text"><text:s text:c="4"/>CoppiaSI temp;</text:span></text:p>
      <text:p text:style-name="P10"><text:span text:style-name="Source_20_Text"><text:s text:c="4"/>temp.first = cognome;</text:span></text:p>
      <text:p text:style-name="P10"><text:span text:style-name="Source_20_Text"><text:s text:c="4"/>if (ht1.cerca(temp)) {</text:span></text:p>
      <text:p text:style-name="P10"><text:span text:style-name="Source_20_Text"><text:s text:c="8"/>cout &lt;&lt; "Trovato in ht1!" &lt;&lt; '\n' &lt;&lt; v[temp.second] &lt;&lt; '\n'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temp.first = numeroTelefonico;</text:span></text:p>
      <text:p text:style-name="P10"><text:span text:style-name="Source_20_Text"><text:s text:c="4"/>if (ht2.cerca(temp)) {</text:span></text:p>
      <text:p text:style-name="P10"><text:span text:style-name="Source_20_Text"><text:s text:c="8"/>cout &lt;&lt; "Trovato in ht2!" &lt;&lt; '\n' &lt;&lt; v[temp.second] &lt;&lt; '\n'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return 0;</text:span></text:p>
      <text:p text:style-name="P10"><text:span text:style-name="Source_20_Text">}</text:span></text:p>
      <text:h text:style-name="P9" text:outline-level="2">unordered_map in STL</text:h>
      <text:p text:style-name="Text_20_body">Le <text:span text:style-name="Strong_20_Emphasis">unordered_map</text:span> sono l'implementazione standard C++ delle tabelle hash.</text:p>
      <text:h text:style-name="P3" text:outline-level="3">Caratteristiche</text:h>
      <text:list text:style-name="L6">
        <text:list-item>
          <text:p text:style-name="P15">Contenitori associativi &lt;chiave, valore&gt; </text:p>
        </text:list-item>
        <text:list-item>
          <text:p text:style-name="P15">Accesso veloce tramite chiave </text:p>
        </text:list-item>
        <text:list-item>
          <text:p text:style-name="P15">Elementi organizzati in buckets basati su hash </text:p>
        </text:list-item>
        <text:list-item>
          <text:p text:style-name="P15"><text:span text:style-name="Strong_20_Emphasis">Complessità media costante</text:span> per accesso </text:p>
        </text:list-item>
        <text:list-item>
          <text:p text:style-name="P15">Più veloci di map per accesso singolo </text:p>
        </text:list-item>
        <text:list-item>
          <text:p text:style-name="P16"><text:soft-page-break/>Meno efficienti per iterazione su range </text:p>
        </text:list-item>
      </text:list>
      <text:h text:style-name="P3" text:outline-level="3">Esempio d'Uso</text:h>
      <text:p text:style-name="P10"><text:span text:style-name="Source_20_Text">#include &lt;iostream&gt;</text:span></text:p>
      <text:p text:style-name="P10"><text:span text:style-name="Source_20_Text">#include &lt;string&gt;</text:span></text:p>
      <text:p text:style-name="P10"><text:span text:style-name="Source_20_Text">#include &lt;unordered_map&gt;</text:span></text:p>
      <text:p text:style-name="P10"/>
      <text:p text:style-name="P10"><text:span text:style-name="Source_20_Text">int main() {</text:span></text:p>
      <text:p text:style-name="P10"><text:span text:style-name="Source_20_Text"><text:s text:c="4"/>std::unordered_map&lt;std::string, std::string&gt; mymap;</text:span></text:p>
      <text:p text:style-name="P10"><text:span text:style-name="Source_20_Text"><text:s text:c="4"/></text:span></text:p>
      <text:p text:style-name="P10"><text:span text:style-name="Source_20_Text"><text:s text:c="4"/>mymap["Bakery"] = "Barbara"; <text:s text:c="2"/>// inserimento</text:span></text:p>
      <text:p text:style-name="P10"><text:span text:style-name="Source_20_Text"><text:s text:c="4"/>mymap["Seafood"] = "Lisa";</text:span></text:p>
      <text:p text:style-name="P10"><text:span text:style-name="Source_20_Text"><text:s text:c="4"/>mymap["Produce"] = "John";</text:span></text:p>
      <text:p text:style-name="P10"><text:span text:style-name="Source_20_Text"><text:s text:c="4"/></text:span></text:p>
      <text:p text:style-name="P10"><text:span text:style-name="Source_20_Text"><text:s text:c="4"/>std::string name = mymap["Bakery"]; <text:s/>// lettura</text:span></text:p>
      <text:p text:style-name="P10"><text:span text:style-name="Source_20_Text"><text:s text:c="4"/>mymap["Seafood"] = name; <text:s text:c="13"/>// scrittura</text:span></text:p>
      <text:p text:style-name="P10"><text:span text:style-name="Source_20_Text"><text:s text:c="4"/></text:span></text:p>
      <text:p text:style-name="P10"><text:span text:style-name="Source_20_Text"><text:s text:c="4"/>name = mymap["Deli"]; <text:s/>// NON ESISTENTE → lo crea!</text:span></text:p>
      <text:p text:style-name="P10"><text:span text:style-name="Source_20_Text"><text:s text:c="4"/></text:span></text:p>
      <text:p text:style-name="P10"><text:span text:style-name="Source_20_Text"><text:s text:c="4"/>// Iterazione</text:span></text:p>
      <text:p text:style-name="P10"><text:span text:style-name="Source_20_Text"><text:s text:c="4"/>for (auto&amp; x: mymap) {</text:span></text:p>
      <text:p text:style-name="P10"><text:span text:style-name="Source_20_Text"><text:s text:c="8"/>std::cout &lt;&lt; x.first &lt;&lt; ": " &lt;&lt; x.second &lt;&lt; std::endl;</text:span></text:p>
      <text:p text:style-name="P10"><text:span text:style-name="Source_20_Text"><text:s text:c="4"/>}</text:span></text:p>
      <text:p text:style-name="P10"><text:span text:style-name="Source_20_Text"><text:s text:c="4"/></text:span></text:p>
      <text:p text:style-name="P10"><text:span text:style-name="Source_20_Text"><text:s text:c="4"/>return 0;</text:span></text:p>
      <text:p text:style-name="P10"><text:span text:style-name="Source_20_Text">}</text:span></text:p>
      <text:p text:style-name="Text_20_body"><text:span text:style-name="Strong_20_Emphasis">OUTPUT</text:span>:</text:p>
      <text:p text:style-name="P10"><text:span text:style-name="Source_20_Text">Gifts:</text:span></text:p>
      <text:p text:style-name="P10"><text:span text:style-name="Source_20_Text">Deli:</text:span></text:p>
      <text:p text:style-name="P10"><text:span text:style-name="Source_20_Text">Produce:</text:span></text:p>
      <text:p text:style-name="P10"><text:span text:style-name="Source_20_Text">Seafood: Barbara</text:span></text:p>
      <text:p text:style-name="P10"><text:span text:style-name="Source_20_Text">Bakery: John</text:span></text:p>
      <text:h text:style-name="P3" text:outline-level="3">Note Importanti</text:h>
      <text:list text:style-name="L7">
        <text:list-item>
          <text:p text:style-name="P17">Il valore può essere qualsiasi tipo (anche VoceRubrica) </text:p>
        </text:list-item>
        <text:list-item>
          <text:p text:style-name="P17">La chiave identifica univocamente l'elemento </text:p>
        </text:list-item>
        <text:list-item>
          <text:p text:style-name="P17">Operatore <text:span text:style-name="Source_20_Text">[]</text:span> permette accesso diretto </text:p>
        </text:list-item>
        <text:list-item>
          <text:p text:style-name="P17"><text:span text:style-name="Strong_20_Emphasis">ATTENZIONE</text:span>: Accedere a chiave inesistente la crea automaticamente </text:p>
        </text:list-item>
        <text:list-item>
          <text:p text:style-name="P18"><text:soft-page-break/>È possibile specificare funzione hash personalizzata, ma di default è conveniente </text:p>
        </text:list-item>
      </text:list>
      <text:p text:style-name="P19"/>
      <text:h text:style-name="P9" text:outline-level="2">Punti Chiave per l'Esame</text:h>
      <text:list text:style-name="L8">
        <text:list-item>
          <text:p text:style-name="P20"><text:span text:style-name="Strong_20_Emphasis">Collisioni</text:span> inevitabili con funzioni hash non biunivoche </text:p>
        </text:list-item>
        <text:list-item>
          <text:p text:style-name="P20"><text:span text:style-name="Strong_20_Emphasis">Concatenamento</text:span> via liste per gestire sinonimi </text:p>
        </text:list-item>
        <text:list-item>
          <text:p text:style-name="P20"><text:span text:style-name="Strong_20_Emphasis">Fattore di caricamento</text:span> critico per performance (&lt; 0.9 ideale) </text:p>
        </text:list-item>
        <text:list-item>
          <text:p text:style-name="P20"><text:span text:style-name="Strong_20_Emphasis">Complessità media O(1)</text:span> per cerca/ins/canc </text:p>
        </text:list-item>
        <text:list-item>
          <text:p text:style-name="P20"><text:span text:style-name="Strong_20_Emphasis">p primo</text:span> preferibile per metodo del modulo </text:p>
        </text:list-item>
        <text:list-item>
          <text:p text:style-name="P21">Necessità di definire <text:span text:style-name="Source_20_Text">hash()</text:span> ed <text:span text:style-name="Source_20_Text">equivalenti()</text:span> per tipi custom 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11:02.884786000</meta:creation-date>
    <dc:date>2025-12-17T16:45:12.360144600</dc:date>
    <meta:editing-duration>PT7M56S</meta:editing-duration>
    <meta:editing-cycles>4</meta:editing-cycles>
    <meta:generator>LibreOffice/25.8.3.2$Windows_X86_64 LibreOffice_project/8ca8d55c161d602844f5428fa4b58097424e324e</meta:generator>
    <meta:document-statistic meta:table-count="1" meta:image-count="0" meta:object-count="0" meta:page-count="10" meta:paragraph-count="328" meta:word-count="1327" meta:character-count="9672" meta:non-whitespace-character-count="7527"/>
  </office:meta>
</office:document-meta>
</file>